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Rogers Pirate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sch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penc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ergenthal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rgenthal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ergenthal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isch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mith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Metcalf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Fisch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penc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etcalf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Spenc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ergenthal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sch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Spence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Fisch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Spenc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nc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Metcalf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penc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Spenc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Mus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Mergenthal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Metcalf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Metcalfe</text:p>
          </table:table-cell>
          <table:table-cell table:number-columns-repeated="1017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08:38:03.3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16S</meta:editing-duration>
    <meta:editing-cycles>12</meta:editing-cycles>
    <meta:generator>LibreOffice/5.1.5.2$Windows_x86 LibreOffice_project/7a864d8825610a8c07cfc3bc01dd4fce6a9447e5</meta:generator>
    <dc:date>2017-11-26T08:40:19.759000000</dc:date>
    <meta:document-statistic meta:table-count="3" meta:cell-count="323" meta:object-count="0"/>
    <meta:user-defined meta:name="Info 1"/>
    <meta:user-defined meta:name="Info 2"/>
    <meta:user-defined meta:name="Info 3"/>
    <meta:user-defined meta:name="Info 4"/>
  </office:meta>
</office:document-meta>
</file>